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08cm" svg:stroke-color="#3465a4" draw:marker-start-width="0.958cm" draw:marker-end-width="0.958cm" draw:textarea-horizontal-align="justify" draw:textarea-vertical-align="middle" draw:auto-grow-height="false" fo:min-height="17.34cm" fo:min-width="17.597cm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color="#000000" draw:fill="none" draw:fill-color="#ffffff" fo:min-height="17.6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96pt" style:font-size-asian="96pt" style:font-size-complex="96pt"/>
    </style:style>
    <style:style style:name="T1" style:family="text">
      <style:text-properties style:font-name="Times New Roman" fo:font-size="226.5pt" style:font-size-asian="226.5pt" style:font-size-complex="2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18.098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463cm" svg:height="17.947cm" svg:x="2.269cm" svg:y="4.008cm">
          <draw:text-box>
            <text:p><text:span text:style-name="T1">N <text:s/>&gt;</text:span></text:p>
            <text:p><text:span text:style-name="T1">.…..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3T21:33:06.003167669</meta:creation-date>
    <dc:date>2021-06-16T12:14:56.573287931</dc:date>
    <meta:editing-duration>PT38M58S</meta:editing-duration>
    <meta:editing-cycles>9</meta:editing-cycles>
    <meta:generator>LibreOffice/7.1.4.2$Linux_X86_64 LibreOffice_project/10$Build-2</meta:generator>
    <meta:document-statistic meta:object-count="2"/>
  </office:meta>
</office:document-meta>
</file>